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Custom Image on AWS Kubernetes</text:p>
      <text:p text:style-name="Text_20_body">Execute Custom Image on MiniKube Local Machine</text:p>
      <text:p text:style-name="Text_20_body"/>
      <text:p text:style-name="Text_20_body">1. Start Minikube</text:p>
      <text:p text:style-name="Text_20_body"><text:span text:style-name="Source_20_Text">minikube start</text:span></text:p>
      <text:p text:style-name="Text_20_body"/>
      <text:p text:style-name="Text_20_body">2. Verify Minikube is runnung</text:p>
      <text:p text:style-name="Text_20_body"><text:span text:style-name="Source_20_Text">kubectl get node</text:span></text:p>
      <text:p text:style-name="Text_20_body"/>
      <text:p text:style-name="Text_20_body">3. Start the Deployment on Kubernetes Cluster.</text:p>
      <text:p text:style-name="Text_20_body"><text:span text:style-name="Source_20_Text">kubectl create deployment magicalnginx --image=anshuldevops/magicalnginx</text:span></text:p>
      <text:p text:style-name="Text_20_body"/>
      <text:p text:style-name="Text_20_body"/>
      <text:p text:style-name="Text_20_body">4. Get Information of Running Deployments</text:p>
      <text:p text:style-name="P2">kubectl get deployments</text:p>
      <text:p text:style-name="Text_20_body"/>
      <text:p text:style-name="Text_20_body">5. Describe the Running Deployment</text:p>
      <text:p text:style-name="Text_20_body"><text:span text:style-name="Source_20_Text">kubectl describe deployment magicalnginx</text:span></text:p>
      <text:p text:style-name="Text_20_body"/>
      <text:p text:style-name="Text_20_body"/>
      <text:p text:style-name="Text_20_body">6. Make the NGINX container accessible via the internet:</text:p>
      <text:p text:style-name="P2">kubectl create service nodeport magicalnginx --tcp=80:80</text:p>
      <text:p text:style-name="Text_20_body"/>
      <text:p text:style-name="Text_20_body">7. Get Running Services</text:p>
      <text:p text:style-name="Text_20_body"><text:span text:style-name="Source_20_Text">kubectl get svc</text:span></text:p>
      <text:p text:style-name="Text_20_body"/>
      <text:p text:style-name="Text_20_body">8. Get Service access point</text:p>
      <text:p text:style-name="Text_20_body"><text:span text:style-name="Source_20_Text">minikube service magicalnginx --url</text:span></text:p>
      <text:p text:style-name="Text_20_body"/>
      <text:p text:style-name="Text_20_body"><text:soft-page-break/>9. Remove Services</text:p>
      <text:p text:style-name="Text_20_body"><text:span text:style-name="Source_20_Text">kubectl delete services magicalnginx</text:span></text:p>
      <text:p text:style-name="Text_20_body"/>
      <text:p text:style-name="Text_20_body">10. Remove Deployment</text:p>
      <text:p text:style-name="Text_20_body"><text:span text:style-name="Source_20_Text">kubectl delete deployment magicalnginx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10:08:52.280699356</meta:creation-date>
    <dc:date>2020-04-10T10:10:20.420785886</dc:date>
    <meta:editing-duration>PT1M29S</meta:editing-duration>
    <meta:editing-cycles>1</meta:editing-cycles>
    <meta:document-statistic meta:table-count="0" meta:image-count="0" meta:object-count="0" meta:page-count="2" meta:paragraph-count="22" meta:word-count="104" meta:character-count="737" meta:non-whitespace-character-count="658"/>
    <meta:generator>LibreOffice/6.0.7.3$Linux_X86_64 LibreOffice_project/00m0$Build-3</meta:generator>
  </office:meta>
</office:document-meta>
</file>